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2" office:value-type="string" calcext:value-type="string">
            <text:p>!Area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4-29" calcext:value-type="date">
            <text:p>29/04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4-29" calcext:value-type="date">
            <text:p>29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4-29" calcext:value-type="date">
            <text:p>29/04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4-29" calcext:value-type="date">
            <text:p>29/04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4-30" calcext:value-type="date">
            <text:p>30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4-30" calcext:value-type="date">
            <text:p>30/04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4-30" calcext:value-type="date">
            <text:p>30/04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4-30" calcext:value-type="date">
            <text:p>30/04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01" calcext:value-type="date">
            <text:p>0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01" calcext:value-type="date">
            <text:p>01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01" calcext:value-type="date">
            <text:p>0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01" calcext:value-type="date">
            <text:p>01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02" calcext:value-type="date">
            <text:p>02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02" calcext:value-type="date">
            <text:p>02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02" calcext:value-type="date">
            <text:p>02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02" calcext:value-type="date">
            <text:p>02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03" calcext:value-type="date">
            <text:p>03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03" calcext:value-type="date">
            <text:p>03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03" calcext:value-type="date">
            <text:p>03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03" calcext:value-type="date">
            <text:p>03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04" calcext:value-type="date">
            <text:p>04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04" calcext:value-type="date">
            <text:p>04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04" calcext:value-type="date">
            <text:p>04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04" calcext:value-type="date">
            <text:p>04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05" calcext:value-type="date">
            <text:p>05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05" calcext:value-type="date">
            <text:p>05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05" calcext:value-type="date">
            <text:p>05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05" calcext:value-type="date">
            <text:p>05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5-06" calcext:value-type="date">
            <text:p>06/05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5-06" calcext:value-type="date">
            <text:p>06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5-06" calcext:value-type="date">
            <text:p>06/05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5-06" calcext:value-type="date">
            <text:p>06/05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5-07" calcext:value-type="date">
            <text:p>07/05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5-07" calcext:value-type="date">
            <text:p>07/05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5-07" calcext:value-type="date">
            <text:p>07/05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5-08" calcext:value-type="date">
            <text:p>0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5-10" calcext:value-type="date">
            <text:p>10/05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ral Psychiatry</text:p>
          </table:table-cell>
          <table:table-cell table:number-columns-repeated="2"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otropic medications</text:p>
          </table:table-cell>
          <table:table-cell table:number-columns-repeated="2"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nxiety Disorders</text:p>
          </table:table-cell>
          <table:table-cell table:number-columns-repeated="2"/>
          <table:table-cell table:style-name="Default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A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Eating disorders</text:p>
          </table:table-cell>
          <table:table-cell table:style-name="ce49" office:value-type="date" office:date-value="2019-05-02" calcext:value-type="date">
            <text:p>02/05/19</text:p>
          </table:table-cell>
          <table:table-cell/>
          <table:table-cell office:value-type="string" calcext:value-type="string">
            <text:p>Anorexia nervos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Substance use disorder</text:p>
          </table:table-cell>
          <table:table-cell table:style-name="ce49" office:value-type="date" office:date-value="2019-05-03" calcext:value-type="date">
            <text:p>03/05/19</text:p>
          </table:table-cell>
          <table:table-cell table:number-columns-repeated="2"/>
          <table:table-cell office:value-type="string" calcext:value-type="string">
            <text:p>Alcohol use disorder</text:p>
          </table:table-cell>
          <table:table-cell office:value-type="string" calcext:value-type="string">
            <text:p>Substance abus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Personality disorders</text:p>
          </table:table-cell>
          <table:table-cell table:number-columns-repeated="2"/>
          <table:table-cell office:value-type="string" calcext:value-type="string">
            <text:p>BPD</text:p>
          </table:table-cell>
          <table:table-cell office:value-type="string" calcext:value-type="string">
            <text:p>NPD</text:p>
          </table:table-cell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2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9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1:57:00.438996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04T12:04:43.868010643</dc:date>
    <meta:editing-duration>P5DT11M51S</meta:editing-duration>
    <meta:editing-cycles>332</meta:editing-cycles>
    <meta:generator>LibreOffice/6.0.7.3$Linux_X86_64 LibreOffice_project/00m0$Build-3</meta:generator>
    <meta:document-statistic meta:table-count="2" meta:cell-count="303" meta:object-count="0"/>
  </office:meta>
</office:document-meta>
</file>